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a543d" officeooo:paragraph-rsid="001a543d"/>
    </style:style>
    <style:style style:name="P2" style:family="paragraph" style:parent-style-name="Standard">
      <style:paragraph-properties fo:text-align="justify" style:justify-single-word="false"/>
      <style:text-properties officeooo:rsid="001af2f4" officeooo:paragraph-rsid="001af2f4"/>
    </style:style>
    <style:style style:name="P3" style:family="paragraph" style:parent-style-name="Standard">
      <style:paragraph-properties fo:text-align="justify" style:justify-single-word="false"/>
      <style:text-properties officeooo:rsid="001e40b1" officeooo:paragraph-rsid="001af2f4"/>
    </style:style>
    <style:style style:name="P4" style:family="paragraph" style:parent-style-name="Standard">
      <style:paragraph-properties fo:text-align="justify" style:justify-single-word="false"/>
      <style:text-properties officeooo:rsid="001fe2a9" officeooo:paragraph-rsid="001fe2a9"/>
    </style:style>
    <style:style style:name="P5" style:family="paragraph" style:parent-style-name="Standard">
      <style:paragraph-properties fo:text-align="justify" style:justify-single-word="false"/>
      <style:text-properties officeooo:rsid="0021c0ab" officeooo:paragraph-rsid="0021c0ab"/>
    </style:style>
    <style:style style:name="P6" style:family="paragraph" style:parent-style-name="Standard">
      <style:paragraph-properties fo:text-align="justify" style:justify-single-word="false"/>
      <style:text-properties officeooo:rsid="00231748" officeooo:paragraph-rsid="00231748"/>
    </style:style>
    <style:style style:name="P7" style:family="paragraph" style:parent-style-name="Standard">
      <style:paragraph-properties fo:text-align="justify" style:justify-single-word="false"/>
      <style:text-properties officeooo:rsid="00258076" officeooo:paragraph-rsid="00258076"/>
    </style:style>
    <style:style style:name="P8" style:family="paragraph" style:parent-style-name="Standard">
      <style:paragraph-properties fo:text-align="justify" style:justify-single-word="false"/>
      <style:text-properties officeooo:rsid="00276de4" officeooo:paragraph-rsid="00276de4"/>
    </style:style>
    <style:style style:name="P9" style:family="paragraph" style:parent-style-name="Standard">
      <style:paragraph-properties fo:text-align="justify" style:justify-single-word="false"/>
      <style:text-properties officeooo:rsid="002b471a" officeooo:paragraph-rsid="002b471a"/>
    </style:style>
    <style:style style:name="P10" style:family="paragraph" style:parent-style-name="Standard">
      <style:paragraph-properties fo:text-align="justify" style:justify-single-word="false"/>
      <style:text-properties officeooo:rsid="002b9678" officeooo:paragraph-rsid="002b9678"/>
    </style:style>
    <style:style style:name="P11" style:family="paragraph" style:parent-style-name="Standard">
      <style:paragraph-properties fo:text-align="justify" style:justify-single-word="false"/>
      <style:text-properties officeooo:rsid="002d25e8" officeooo:paragraph-rsid="002d25e8"/>
    </style:style>
    <style:style style:name="P12" style:family="paragraph" style:parent-style-name="Standard">
      <style:paragraph-properties fo:text-align="justify" style:justify-single-word="false"/>
      <style:text-properties officeooo:rsid="002e3b53" officeooo:paragraph-rsid="002e3b53"/>
    </style:style>
    <style:style style:name="P13" style:family="paragraph" style:parent-style-name="Standard">
      <style:paragraph-properties fo:text-align="justify" style:justify-single-word="false"/>
      <style:text-properties officeooo:rsid="0034355f" officeooo:paragraph-rsid="0034355f"/>
    </style:style>
    <style:style style:name="P14" style:family="paragraph" style:parent-style-name="Standard">
      <style:paragraph-properties fo:text-align="justify" style:justify-single-word="false"/>
      <style:text-properties officeooo:rsid="0035e63d" officeooo:paragraph-rsid="0037afd6"/>
    </style:style>
    <style:style style:name="P15" style:family="paragraph" style:parent-style-name="Standard">
      <style:paragraph-properties fo:text-align="justify" style:justify-single-word="false"/>
      <style:text-properties officeooo:rsid="00398af0" officeooo:paragraph-rsid="00398af0"/>
    </style:style>
    <style:style style:name="P16" style:family="paragraph" style:parent-style-name="Standard">
      <style:paragraph-properties fo:text-align="justify" style:justify-single-word="false"/>
      <style:text-properties officeooo:rsid="003d76bc" officeooo:paragraph-rsid="003d76bc"/>
    </style:style>
    <style:style style:name="P17" style:family="paragraph" style:parent-style-name="Standard">
      <style:paragraph-properties fo:text-align="justify" style:justify-single-word="false"/>
      <style:text-properties officeooo:rsid="003ddec9" officeooo:paragraph-rsid="003ddec9"/>
    </style:style>
    <style:style style:name="P18" style:family="paragraph" style:parent-style-name="Standard">
      <style:paragraph-properties fo:text-align="justify" style:justify-single-word="false"/>
      <style:text-properties officeooo:rsid="003ee07a" officeooo:paragraph-rsid="003ee07a"/>
    </style:style>
    <style:style style:name="P19" style:family="paragraph" style:parent-style-name="Standard">
      <style:paragraph-properties fo:text-align="justify" style:justify-single-word="false"/>
      <style:text-properties officeooo:rsid="003f988e" officeooo:paragraph-rsid="003f988e"/>
    </style:style>
    <style:style style:name="P20" style:family="paragraph" style:parent-style-name="Standard">
      <style:paragraph-properties fo:text-align="justify" style:justify-single-word="false"/>
      <style:text-properties officeooo:rsid="00415e05" officeooo:paragraph-rsid="00415e05"/>
    </style:style>
    <style:style style:name="P21" style:family="paragraph" style:parent-style-name="Standard">
      <style:paragraph-properties fo:text-align="justify" style:justify-single-word="false"/>
      <style:text-properties officeooo:rsid="0042a556" officeooo:paragraph-rsid="0042a556"/>
    </style:style>
    <style:style style:name="P22" style:family="paragraph" style:parent-style-name="Standard">
      <style:paragraph-properties fo:text-align="justify" style:justify-single-word="false"/>
      <style:text-properties officeooo:rsid="0042f69f" officeooo:paragraph-rsid="0042f69f"/>
    </style:style>
    <style:style style:name="P23" style:family="paragraph" style:parent-style-name="Standard">
      <style:paragraph-properties fo:text-align="justify" style:justify-single-word="false"/>
      <style:text-properties officeooo:rsid="00441ccb" officeooo:paragraph-rsid="00498dfc"/>
    </style:style>
    <style:style style:name="P24" style:family="paragraph" style:parent-style-name="Standard">
      <style:paragraph-properties fo:text-align="justify" style:justify-single-word="false"/>
      <style:text-properties officeooo:rsid="00441ccb" officeooo:paragraph-rsid="00441ccb"/>
    </style:style>
    <style:style style:name="P25" style:family="paragraph" style:parent-style-name="Standard">
      <style:paragraph-properties fo:text-align="justify" style:justify-single-word="false"/>
      <style:text-properties officeooo:rsid="0045eb7a" officeooo:paragraph-rsid="0045eb7a"/>
    </style:style>
    <style:style style:name="P26" style:family="paragraph" style:parent-style-name="Standard">
      <style:paragraph-properties fo:text-align="justify" style:justify-single-word="false"/>
      <style:text-properties officeooo:rsid="00498dfc" officeooo:paragraph-rsid="00498dfc"/>
    </style:style>
    <style:style style:name="P27" style:family="paragraph" style:parent-style-name="Standard">
      <style:paragraph-properties fo:text-align="justify" style:justify-single-word="false"/>
      <style:text-properties officeooo:rsid="0049b5e4" officeooo:paragraph-rsid="0049b5e4"/>
    </style:style>
    <style:style style:name="P28" style:family="paragraph" style:parent-style-name="Standard">
      <style:paragraph-properties fo:text-align="justify" style:justify-single-word="false"/>
      <style:text-properties officeooo:rsid="0049bdbd" officeooo:paragraph-rsid="0049bdbd"/>
    </style:style>
    <style:style style:name="P29" style:family="paragraph" style:parent-style-name="Standard">
      <style:paragraph-properties fo:text-align="justify" style:justify-single-word="false"/>
      <style:text-properties officeooo:rsid="004b3fa5" officeooo:paragraph-rsid="004b3fa5"/>
    </style:style>
    <style:style style:name="P30" style:family="paragraph" style:parent-style-name="Standard">
      <style:paragraph-properties fo:text-align="justify" style:justify-single-word="false"/>
      <style:text-properties officeooo:rsid="004b77ff" officeooo:paragraph-rsid="004b77ff"/>
    </style:style>
    <style:style style:name="P31" style:family="paragraph" style:parent-style-name="Standard">
      <style:paragraph-properties fo:text-align="justify" style:justify-single-word="false"/>
      <style:text-properties officeooo:rsid="004d5f3d" officeooo:paragraph-rsid="004d5f3d"/>
    </style:style>
    <style:style style:name="P32" style:family="paragraph" style:parent-style-name="Standard">
      <style:paragraph-properties fo:text-align="justify" style:justify-single-word="false"/>
      <style:text-properties officeooo:rsid="004debd5" officeooo:paragraph-rsid="004debd5"/>
    </style:style>
    <style:style style:name="P33" style:family="paragraph" style:parent-style-name="Standard">
      <style:paragraph-properties fo:text-align="justify" style:justify-single-word="false"/>
      <style:text-properties officeooo:rsid="0050667b" officeooo:paragraph-rsid="0050667b"/>
    </style:style>
    <style:style style:name="P34" style:family="paragraph" style:parent-style-name="Standard">
      <style:paragraph-properties fo:text-align="justify" style:justify-single-word="false"/>
      <style:text-properties officeooo:rsid="00511434" officeooo:paragraph-rsid="0054709d"/>
    </style:style>
    <style:style style:name="P35" style:family="paragraph" style:parent-style-name="Standard">
      <style:paragraph-properties fo:text-align="justify" style:justify-single-word="false"/>
      <style:text-properties officeooo:rsid="005c884b" officeooo:paragraph-rsid="005c884b"/>
    </style:style>
    <style:style style:name="P36" style:family="paragraph" style:parent-style-name="Standard">
      <style:paragraph-properties fo:text-align="justify" style:justify-single-word="false"/>
      <style:text-properties officeooo:rsid="005ca40a" officeooo:paragraph-rsid="005ca40a"/>
    </style:style>
    <style:style style:name="P37" style:family="paragraph" style:parent-style-name="Standard">
      <style:paragraph-properties fo:text-align="justify" style:justify-single-word="false"/>
      <style:text-properties officeooo:rsid="005e1ca7" officeooo:paragraph-rsid="005e1ca7"/>
    </style:style>
    <style:style style:name="P38" style:family="paragraph" style:parent-style-name="Standard">
      <style:paragraph-properties fo:text-align="justify" style:justify-single-word="false"/>
      <style:text-properties officeooo:rsid="005eb3aa" officeooo:paragraph-rsid="005eb3aa"/>
    </style:style>
    <style:style style:name="P39" style:family="paragraph" style:parent-style-name="Standard">
      <style:paragraph-properties fo:text-align="justify" style:justify-single-word="false"/>
      <style:text-properties officeooo:rsid="006359de" officeooo:paragraph-rsid="006359de"/>
    </style:style>
    <style:style style:name="P40" style:family="paragraph" style:parent-style-name="Standard">
      <style:paragraph-properties fo:text-align="justify" style:justify-single-word="false"/>
      <style:text-properties officeooo:rsid="00671aa0" officeooo:paragraph-rsid="00671aa0"/>
    </style:style>
    <style:style style:name="T1" style:family="text">
      <style:text-properties officeooo:rsid="001e40b1"/>
    </style:style>
    <style:style style:name="T2" style:family="text">
      <style:text-properties officeooo:rsid="001ecdc0"/>
    </style:style>
    <style:style style:name="T3" style:family="text">
      <style:text-properties officeooo:rsid="001f41c0"/>
    </style:style>
    <style:style style:name="T4" style:family="text">
      <style:text-properties officeooo:rsid="00239e2f"/>
    </style:style>
    <style:style style:name="T5" style:family="text">
      <style:text-properties officeooo:rsid="0025d8f1"/>
    </style:style>
    <style:style style:name="T6" style:family="text">
      <style:text-properties officeooo:rsid="00283e61"/>
    </style:style>
    <style:style style:name="T7" style:family="text">
      <style:text-properties officeooo:rsid="002d25e8"/>
    </style:style>
    <style:style style:name="T8" style:family="text">
      <style:text-properties officeooo:rsid="00306433"/>
    </style:style>
    <style:style style:name="T9" style:family="text">
      <style:text-properties officeooo:rsid="003460d9"/>
    </style:style>
    <style:style style:name="T10" style:family="text">
      <style:text-properties officeooo:rsid="00393f12"/>
    </style:style>
    <style:style style:name="T11" style:family="text">
      <style:text-properties officeooo:rsid="003b4174"/>
    </style:style>
    <style:style style:name="T12" style:family="text">
      <style:text-properties officeooo:rsid="003cd0ca"/>
    </style:style>
    <style:style style:name="T13" style:family="text">
      <style:text-properties officeooo:rsid="003d9b4c"/>
    </style:style>
    <style:style style:name="T14" style:family="text">
      <style:text-properties officeooo:rsid="0043096e"/>
    </style:style>
    <style:style style:name="T15" style:family="text">
      <style:text-properties officeooo:rsid="00479e2b"/>
    </style:style>
    <style:style style:name="T16" style:family="text">
      <style:text-properties officeooo:rsid="004d03f5"/>
    </style:style>
    <style:style style:name="T17" style:family="text">
      <style:text-properties officeooo:rsid="004e3cb4"/>
    </style:style>
    <style:style style:name="T18" style:family="text">
      <style:text-properties officeooo:rsid="00519d82"/>
    </style:style>
    <style:style style:name="T19" style:family="text">
      <style:text-properties officeooo:rsid="005eb3aa"/>
    </style:style>
    <style:style style:name="T20" style:family="text">
      <style:text-properties officeooo:rsid="006476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érence Romanello-bibliométrie, <text:span text:style-name="T2">docteur en digital humanities au King’s College</text:span>. <text:span text:style-name="T1">Séminaire des master, session 1. </text:span></text:p>
      <text:p text:style-name="P1"/>
      <text:p text:style-name="P2">Cited loci : citation mining f<text:span text:style-name="T3">or</text:span> Classic Publications at Scale. </text:p>
      <text:p text:style-name="P29">Index locorum.</text:p>
      <text:p text:style-name="P3"/>
      <text:p text:style-name="P4">PHD subject. </text:p>
      <text:p text:style-name="P4"/>
      <text:p text:style-name="P5"><text:span text:style-name="T4">1 - </text:span>Goals.</text:p>
      <text:p text:style-name="P5"><text:span text:style-name="T4">2 - </text:span>Technology (how the tool works). </text:p>
      <text:p text:style-name="P6"><text:span text:style-name="T4">3 - </text:span>Applications. </text:p>
      <text:p text:style-name="P6"><text:span text:style-name="T4">4 - </text:span>Future. </text:p>
      <text:p text:style-name="P6"/>
      <text:p text:style-name="P7"><text:span text:style-name="T7">1 - </text:span>Publications in Classic litterature are fully cited, each page is full with references. <text:span text:style-name="T5">He worked on canonical references only (not papyries or maps). </text:span></text:p>
      <text:p text:style-name="P7"/>
      <text:p text:style-name="P8">References are access point for researchers. <text:span text:style-name="T6">How to atomate the extraction of those references to be better indexed, easier to access and more interconnected. </text:span></text:p>
      <text:p text:style-name="P9">For researchers those references are extremely important because you may need to have access to every references for one author. </text:p>
      <text:p text:style-name="P9"/>
      <text:p text:style-name="P10">Manual indexing is not a viable approach anymore. </text:p>
      <text:p text:style-name="P10"/>
      <text:p text:style-name="P11">2 – Technology. </text:p>
      <text:p text:style-name="P12">What we want is to create a unique numeric references for each citation. <text:span text:style-name="T8">Each reference is an entity. Each component in the references is an entity for the author, the text group, the work, the version, the passage, the namespace, the prefix. This big reference helps the researcher access every part of information he may need with the citation : the author, the work, the scope etc. </text:span></text:p>
      <text:p text:style-name="P13">Each of the relation represent an entity and have to be a part of a <text:span text:style-name="T9">single identifier. This help to disambiguate each citation on every classic litterature text. </text:span></text:p>
      <text:p text:style-name="P13"/>
      <text:p text:style-name="P14">Citation extractor + citation matcher <text:s/>+ knowledge base + citation parser. <text:span text:style-name="T10">The references have to be normalized to be understand by the machine. </text:span></text:p>
      <text:p text:style-name="P15"/>
      <text:p text:style-name="P15"><text:span text:style-name="T11">Challenge and limitations→ </text:span>variability of style, implicit topicalization, non-canonical references <text:span text:style-name="T12">=</text:span> (problem of Ids), <text:span text:style-name="T12">→ </text:span>fragments, <text:span text:style-name="T12">→ </text:span><text:s/>inscriptions, <text:span text:style-name="T12">→ </text:span>papyri. </text:p>
      <text:p text:style-name="P15"/>
      <text:p text:style-name="P16">3 – Applications. </text:p>
      <text:p text:style-name="P16">Searching JSTOR the classicist’s way. <text:span text:style-name="T13">75 % of content is in english even though most of the classical researchs are in french, italian or german. </text:span></text:p>
      <text:p text:style-name="P16"/>
      <text:p text:style-name="P17">Text pre-processing then extraction of citations etc. </text:p>
      <text:p text:style-name="P17"/>
      <text:p text:style-name="P18">Aeneid.citedloci.org </text:p>
      <text:p text:style-name="P19">References and quotations. </text:p>
      <text:p text:style-name="P20">Heat Map (density of the color match the density of results in the visualisation). </text:p>
      <text:p text:style-name="P21">The tools helps you have access to each part of JSTOR publications where the Aeneid is used. </text:p>
      <text:p text:style-name="P22">Synthesys of thousand of citations <text:span text:style-name="T14">and the use of the citation.</text:span></text:p>
      <text:p text:style-name="P22"/>
      <text:p text:style-name="P23">Epische Bauformen Project, german project for the publication of a 3 volumes publications for</text:p>
      <text:p text:style-name="P23"><text:s/>ancient authors. </text:p>
      <text:p text:style-name="P24"/>
      <text:p text:style-name="P25"><text:soft-page-break/>How to use the tool into automatic digital publications with Latex or plain text. <text:span text:style-name="T15">Try to do an as accurate as possible publication. </text:span></text:p>
      <text:p text:style-name="P26">This type of publication is quite rare nowdays because many publishers don’t have the knowledge, the technology etc to make ti work onply for one specific publication. </text:p>
      <text:p text:style-name="P26"/>
      <text:p text:style-name="P27">For contemporary publisher, Zotero do all the job. </text:p>
      <text:p text:style-name="P27"/>
      <text:p text:style-name="P28">It’s not more work for the author but and matter of habits. </text:p>
      <text:p text:style-name="P28"/>
      <text:p text:style-name="P30">API are use in most of the tools to make each encoding aspect readable for a machine. </text:p>
      <text:p text:style-name="P30"/>
      <text:p text:style-name="P30">« <text:span text:style-name="T16">It’s not magic ». </text:span></text:p>
      <text:p text:style-name="P30"/>
      <text:p text:style-name="P31">TO CONCLUDE. </text:p>
      <text:p text:style-name="P31"/>
      <text:p text:style-name="P32">Use the data collected to do some reseach<text:span text:style-name="T17">s in scholarly reception.</text:span></text:p>
      <text:p text:style-name="P32"/>
      <text:p text:style-name="P33">You can know who are the most cited ancient author. The top 15 authors cited represented only 1 % of greek and latin author for 30 % of … </text:p>
      <text:p text:style-name="P33"/>
      <text:p text:style-name="P34">Peter Gainsford : non classicist write about Homer but they don’t read actual research on Homer and this can be a big issue in studies.</text:p>
      <text:p text:style-name="P34"><text:line-break/><text:span text:style-name="T18">A citation system have to be created not only for classicists reseachers but for every part of research in order to help everyone to increase their knowledge about ancient authors. </text:span></text:p>
      <text:p text:style-name="P34"/>
      <text:p text:style-name="P34"/>
      <text:p text:style-name="P38">Question : </text:p>
      <text:p text:style-name="P38"/>
      <text:p text:style-name="P35">Ranking sur les articles en fonction des citations canoniques qu’on y trouve mais aussi du nombre de fois où cet article est cité ailleurs pour établir sa pertinence. </text:p>
      <text:p text:style-name="P35"/>
      <text:p text:style-name="P36">Volonté d’étendre l’outil pour les références en dehors de la littérature classique. CF archives judiciaires de l’état de Venise. (faire un petit message pour Louise). </text:p>
      <text:p text:style-name="P36"/>
      <text:p text:style-name="P37">Scholar.index demande et attend un consensus des institutions pour pouvoir implémenter les documents <text:span text:style-name="T19">et petit à petit étendre l’outil en dehors de la littérature classique.</text:span></text:p>
      <text:p text:style-name="P37"/>
      <text:p text:style-name="P39">Pb des auteurs plus rares : moins présents dans la base de données (car ils sont moins connus) mais il faudrait regarder les auteurs les plus connus qui peuvent s’appuyer sur des petits auteurs et inversement, il y a un biais pour les auteurs connus qui ont servis d’inspiration à d’autres auteurs et qui donc sont présents sans que cela ne se rapporte à son travail explicitement. <text:span text:style-name="T20">La question des overlapping des citations entre les gens. </text:span></text:p>
      <text:p text:style-name="P39"/>
      <text:p text:style-name="P40">Zot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16:10.176026878</meta:creation-date>
    <dc:date>2018-12-19T19:28:30.341740475</dc:date>
    <meta:editing-duration>PT2H11M44S</meta:editing-duration>
    <meta:editing-cycles>71</meta:editing-cycles>
    <meta:generator>LibreOffice/5.3.7.2$MacOSX_X86_64 LibreOffice_project/6b8ed514a9f8b44d37a1b96673cbbdd077e24059</meta:generator>
    <meta:document-statistic meta:table-count="0" meta:image-count="0" meta:object-count="0" meta:page-count="2" meta:paragraph-count="44" meta:word-count="703" meta:character-count="4276" meta:non-whitespace-character-count="3575"/>
  </office:meta>
</office:document-meta>
</file>